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fo:background-color="transparent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fo:background-color="#33cc6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fo:background-color="#00dcf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0pt" style:text-underline-style="none" fo:font-weight="normal" fo:background-color="#00fff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fo:background-color="#33cc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1pt" style:text-underline-style="none" fo:font-weight="normal" fo:background-color="#33cc6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size="10pt" fo:background-color="#00ffff" style:font-size-asian="10pt" style:font-size-complex="10pt"/>
    </style:style>
    <style:style style:name="T1" style:family="text">
      <style:text-properties style:font-name="Ubuntu" style:text-underline-style="none" fo:font-weight="normal" style:font-weight-asian="normal" style:font-weight-complex="normal"/>
    </style:style>
    <style:style style:name="T2" style:family="text">
      <style:text-properties fo:background-color="transparen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transparent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pool de conexión Oracle – jboss 7 (Webservices)</text:p>
      <text:p text:style-name="P1"/>
      <text:p text:style-name="P2">Paso 1: <text:s/>Crear las siguientes carpetas en el HOME de JBOSS 7, si estas no <text:s text:c="7"/>existen:</text:p>
      <text:p text:style-name="P2"/>
      <text:p text:style-name="P10"><text:span text:style-name="T1">mkdir -p JBOSS_HOME </text:span>/modules/com/oracle/db/main</text:p>
      <text:p text:style-name="P9"/>
      <text:p text:style-name="P2">Paso 2: Copiar la libreria <text:span text:style-name="T4">ojdbc6.jar</text:span><text:span text:style-name="T2"> a la misma carpeta creada:</text:span></text:p>
      <text:p text:style-name="P2"><text:span text:style-name="T2"/></text:p>
      <text:p text:style-name="P6">cp /ojdbc6.jar <text:s text:c="3"/>JBOSS_HOME<text:span text:style-name="T5">/modules/com/oracle/db/main</text:span></text:p>
      <text:p text:style-name="P5"><text:span text:style-name="T5"/></text:p>
      <text:p text:style-name="P3">Paso 3: Crear el archivo <text:span text:style-name="T3">module.xml</text:span> en la misma carpeta y que contenga las siguiente lineas de código:</text:p>
      <text:p text:style-name="P3"/>
      <text:p text:style-name="P6">nano <text:s/>JBOSS_HOME<text:span text:style-name="T5">/modules/com/oracle/db/main/</text:span><text:span text:style-name="T6">module.xml</text:span></text:p>
      <text:p text:style-name="P3"/>
      <text:p text:style-name="P8">&lt;module xmlns="urn:jboss:module:1.0" name="com.oracle.db"&gt;</text:p>
      <text:p text:style-name="P8"><text:s text:c="4"/>&lt;resources&gt;</text:p>
      <text:p text:style-name="P8"><text:s text:c="8"/>&lt;resource-root path="ojdbc6.jar"/&gt;</text:p>
      <text:p text:style-name="P8"><text:s text:c="4"/>&lt;/resources&gt;</text:p>
      <text:p text:style-name="P8"><text:s text:c="4"/>&lt;dependencies&gt;</text:p>
      <text:p text:style-name="P8"><text:s text:c="8"/>&lt;module name="javax.api"/&gt;</text:p>
      <text:p text:style-name="P8"><text:s text:c="8"/>&lt;module name="javax.transaction.api"/&gt;</text:p>
      <text:p text:style-name="P8"><text:s text:c="4"/>&lt;/dependencies&gt;</text:p>
      <text:p text:style-name="P8">&lt;/module&gt;</text:p>
      <text:p text:style-name="P8"/>
      <text:p text:style-name="P3">Paso 4: Agregar al standalone.xml de JBOSS la nueva configuración de datasource, dentro de modulo de &lt;datasources&gt; &lt;/datasources&gt;</text:p>
      <text:p text:style-name="P3"/>
      <text:p text:style-name="P3">&lt;datasources&gt;</text:p>
      <text:p text:style-name="P4">…............</text:p>
      <text:p text:style-name="P7">&lt;datasource jndi-name="java:jboss/datasources/ovtDS" pool-name="DefaultDS_pool" enabled="true" use-java-context="true"&gt;</text:p>
      <text:p text:style-name="P7"><text:s text:c="20"/>&lt;connection-url&gt;jdbc:oracle:thin:@192.168.50.7:1521:desa&lt;/connection-url&gt;</text:p>
      <text:p text:style-name="P7"><text:s text:c="20"/>&lt;driver&gt;ojdbc6.jar&lt;/driver&gt;</text:p>
      <text:p text:style-name="P7"><text:s text:c="20"/>&lt;security&gt;</text:p>
      <text:p text:style-name="P7"><text:s text:c="24"/>&lt;user-name&gt;usuarioOVT&lt;/user-name&gt;</text:p>
      <text:p text:style-name="P7"><text:s text:c="24"/>&lt;password&gt;passwordOVT&lt;/password&gt;</text:p>
      <text:p text:style-name="P7"><text:s text:c="20"/>&lt;/security&gt;</text:p>
      <text:p text:style-name="P7">&lt;/datasource&gt;</text:p>
      <text:p text:style-name="P7">…...........</text:p>
      <text:p text:style-name="P3">&lt;/datasources&gt;</text:p>
      <text:p text:style-name="P3"/>
      <text:p text:style-name="P3"/>
      <text:p text:style-name="P3"><text:soft-page-break/>Paso 5: Agregar al standalone.xml de JBOSS la nueva configuración del driver , dentro de modulo de &lt;drivers&gt;&lt;/drivers&gt;</text:p>
      <text:p text:style-name="P3"/>
      <text:p text:style-name="P3">&lt;drivers&gt;</text:p>
      <text:p text:style-name="P4">….......</text:p>
      <text:p text:style-name="P7">&lt;driver name="ojdbc6.jar" module="com.oracle.db"&gt;</text:p>
      <text:p text:style-name="P7"><text:s text:c="7"/>&lt;xa-datasource-class&gt;oracle.jdbc.xa.client.OracleXADataSource&lt;/xa-datasource-class&gt;</text:p>
      <text:p text:style-name="P7">&lt;/driver&gt;</text:p>
      <text:p text:style-name="P7">….........</text:p>
      <text:p text:style-name="P3">&lt;/drivers&gt;</text:p>
      <text:p text:style-name="P3"/>
      <text:p text:style-name="P3">Paso 6: Levantar el servidor y verificar si la configuración fue correcta y no salta algun tipo de exep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ercado </meta:initial-creator>
    <meta:creation-date>2013-12-05T11:23:41</meta:creation-date>
    <dc:date>2013-12-05T11:50:27</dc:date>
    <dc:creator>gmercado </dc:creator>
    <meta:editing-duration>PT11M36S</meta:editing-duration>
    <meta:editing-cycles>2</meta:editing-cycles>
    <meta:generator>LibreOffice/3.5$Linux_X86_64 LibreOffice_project/350m1$Build-202</meta:generator>
    <meta:document-statistic meta:table-count="0" meta:image-count="0" meta:object-count="0" meta:page-count="2" meta:paragraph-count="38" meta:word-count="157" meta:character-count="1776" meta:non-whitespace-character-count="1453"/>
  </office:meta>
</office:document-meta>
</file>